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style:text-properties style:text-underline-style="none" fo:font-weight="bold" officeooo:rsid="00212ae4" officeooo:paragraph-rsid="001e50b4" style:font-weight-asian="bold" style:font-weight-complex="bold"/>
    </style:style>
    <style:style style:name="P2" style:family="paragraph" style:parent-style-name="Standard">
      <style:text-properties style:text-underline-style="none" fo:font-weight="bold" officeooo:rsid="001e50b4" officeooo:paragraph-rsid="001e50b4" style:font-weight-asian="bold" style:font-weight-complex="bold"/>
    </style:style>
    <style:style style:name="P3" style:family="paragraph" style:parent-style-name="Standard">
      <style:text-properties style:text-underline-style="none" fo:font-weight="bold" officeooo:rsid="004b8435" officeooo:paragraph-rsid="004b8435" style:font-weight-asian="bold" style:font-weight-complex="bold"/>
    </style:style>
    <style:style style:name="P4" style:family="paragraph" style:parent-style-name="Standard">
      <style:text-properties style:text-underline-style="none" officeooo:rsid="001e50b4" officeooo:paragraph-rsid="001e50b4"/>
    </style:style>
    <style:style style:name="P5" style:family="paragraph" style:parent-style-name="Standard">
      <style:text-properties style:text-underline-style="none" officeooo:rsid="001e50b4" officeooo:paragraph-rsid="0028017d"/>
    </style:style>
    <style:style style:name="P6" style:family="paragraph" style:parent-style-name="Standard">
      <style:paragraph-properties fo:text-align="justify" style:justify-single-word="false"/>
      <style:text-properties style:text-underline-style="none" officeooo:rsid="001e50b4" officeooo:paragraph-rsid="00338182"/>
    </style:style>
    <style:style style:name="P7" style:family="paragraph" style:parent-style-name="Standard">
      <style:paragraph-properties fo:text-align="justify" style:justify-single-word="false"/>
      <style:text-properties style:text-underline-style="none" officeooo:rsid="001e50b4" officeooo:paragraph-rsid="001e50b4"/>
    </style:style>
    <style:style style:name="P8" style:family="paragraph" style:parent-style-name="Standard">
      <style:text-properties style:text-underline-style="none" officeooo:rsid="001e50b4" officeooo:paragraph-rsid="00367ac0"/>
    </style:style>
    <style:style style:name="P9" style:family="paragraph" style:parent-style-name="Standard">
      <style:text-properties style:text-underline-style="none" officeooo:rsid="001e50b4" officeooo:paragraph-rsid="003d798c"/>
    </style:style>
    <style:style style:name="P10" style:family="paragraph" style:parent-style-name="Standard">
      <style:text-properties style:text-underline-style="none" officeooo:rsid="001e50b4" officeooo:paragraph-rsid="003f2597"/>
    </style:style>
    <style:style style:name="P11" style:family="paragraph" style:parent-style-name="Standard">
      <style:text-properties style:text-underline-style="none" officeooo:rsid="003d798c" officeooo:paragraph-rsid="003d798c"/>
    </style:style>
    <style:style style:name="P12" style:family="paragraph" style:parent-style-name="Standard">
      <style:paragraph-properties fo:text-align="center" style:justify-single-word="false"/>
      <style:text-properties style:text-underline-style="none" officeooo:rsid="004024cf" officeooo:paragraph-rsid="004024cf"/>
    </style:style>
    <style:style style:name="P13" style:family="paragraph" style:parent-style-name="Standard">
      <style:text-properties style:text-underline-style="none" officeooo:rsid="004b8435" officeooo:paragraph-rsid="004b8435"/>
    </style:style>
    <style:style style:name="P14" style:family="paragraph" style:parent-style-name="Standard">
      <style:text-properties style:text-underline-style="none" officeooo:rsid="004d413b" officeooo:paragraph-rsid="004d413b"/>
    </style:style>
    <style:style style:name="P15" style:family="paragraph" style:parent-style-name="Standard">
      <style:text-properties style:text-underline-style="none" officeooo:rsid="004f35fc" officeooo:paragraph-rsid="004f35fc"/>
    </style:style>
    <style:style style:name="P16" style:family="paragraph" style:parent-style-name="Standard">
      <style:text-properties style:text-underline-style="none" officeooo:rsid="0051a2e5" officeooo:paragraph-rsid="0051a2e5"/>
    </style:style>
    <style:style style:name="P17" style:family="paragraph" style:parent-style-name="Standard">
      <style:text-properties style:text-underline-style="none" officeooo:rsid="0052f411" officeooo:paragraph-rsid="0052f411"/>
    </style:style>
    <style:style style:name="P18" style:family="paragraph" style:parent-style-name="Standard">
      <style:text-properties fo:font-weight="bold" officeooo:paragraph-rsid="001e50b4" style:font-weight-asian="bold" style:font-weight-complex="bold"/>
    </style:style>
    <style:style style:name="P19" style:family="paragraph" style:parent-style-name="Standard">
      <style:paragraph-properties fo:text-align="center" style:justify-single-word="false"/>
      <style:text-properties style:font-name="Arial" fo:font-size="12pt" fo:language="es" fo:country="ES" style:text-underline-style="solid" style:text-underline-width="auto" style:text-underline-color="font-color" officeooo:rsid="001e50b4" officeooo:paragraph-rsid="003d3ffd" style:font-size-asian="12pt" style:font-name-complex="Arial"/>
    </style:style>
    <style:style style:name="P20" style:family="paragraph" style:parent-style-name="Standard">
      <style:paragraph-properties fo:text-align="center" style:justify-single-word="false"/>
      <style:text-properties style:font-name="Arial" fo:font-size="12pt" fo:language="es" fo:country="ES" style:text-underline-style="solid" style:text-underline-width="auto" style:text-underline-color="font-color" officeooo:paragraph-rsid="003d3ffd" style:font-size-asian="12pt" style:font-name-complex="Arial"/>
    </style:style>
    <style:style style:name="P21" style:family="paragraph" style:parent-style-name="Standard">
      <style:paragraph-properties fo:text-align="justify" style:justify-single-word="false"/>
      <style:text-properties style:font-name="Arial" fo:font-size="12pt" fo:language="es" fo:country="ES" style:text-underline-style="none" fo:font-weight="normal" officeooo:paragraph-rsid="003f2597" style:font-size-asian="12pt" style:font-weight-asian="normal" style:font-name-complex="Arial"/>
    </style:style>
    <style:style style:name="P22" style:family="paragraph" style:parent-style-name="Standard">
      <style:text-properties fo:font-weight="normal" officeooo:rsid="004b8435" officeooo:paragraph-rsid="004b8435" style:font-weight-asian="normal" style:font-weight-complex="normal"/>
    </style:style>
    <style:style style:name="P23" style:family="paragraph" style:parent-style-name="Text_20_body">
      <style:paragraph-properties fo:text-align="center" style:justify-single-word="false"/>
      <style:text-properties fo:language="es" fo:country="ES"/>
    </style:style>
    <style:style style:name="P24" style:family="paragraph" style:parent-style-name="Text_20_body">
      <style:text-properties fo:language="es" fo:country="ES" style:text-underline-style="none" officeooo:paragraph-rsid="003f2597"/>
    </style:style>
    <style:style style:name="P25" style:family="paragraph" style:parent-style-name="Text_20_body">
      <style:paragraph-properties fo:text-align="center" style:justify-single-word="false"/>
    </style:style>
    <style:style style:name="P26" style:family="paragraph" style:parent-style-name="Standard" style:list-style-name="L1">
      <style:text-properties style:text-underline-style="none" officeooo:rsid="001e50b4" officeooo:paragraph-rsid="001e50b4"/>
    </style:style>
    <style:style style:name="P27" style:family="paragraph" style:parent-style-name="Standard" style:list-style-name="L1">
      <style:text-properties style:text-underline-style="none" officeooo:rsid="001e50b4" officeooo:paragraph-rsid="0028017d"/>
    </style:style>
    <style:style style:name="P28" style:family="paragraph" style:parent-style-name="Standard" style:list-style-name="L2">
      <style:text-properties style:text-underline-style="none" officeooo:rsid="004d413b" officeooo:paragraph-rsid="004d413b"/>
    </style:style>
    <style:style style:name="P29" style:family="paragraph" style:parent-style-name="Standard" style:list-style-name="L3">
      <style:text-properties style:text-underline-style="none" officeooo:rsid="004f35fc" officeooo:paragraph-rsid="004f35fc"/>
    </style:style>
    <style:style style:name="P30" style:family="paragraph" style:parent-style-name="Standard" style:list-style-name="L4">
      <style:text-properties style:text-underline-style="none" officeooo:rsid="004f35fc" officeooo:paragraph-rsid="004f35fc"/>
    </style:style>
    <style:style style:name="P31" style:family="paragraph" style:parent-style-name="Standard" style:list-style-name="L5">
      <style:text-properties style:text-underline-style="none" officeooo:rsid="004f35fc" officeooo:paragraph-rsid="004f35fc"/>
    </style:style>
    <style:style style:name="P32" style:family="paragraph" style:parent-style-name="Standard" style:list-style-name="L6">
      <style:text-properties style:text-underline-style="none" officeooo:rsid="004f35fc" officeooo:paragraph-rsid="004f35fc"/>
    </style:style>
    <style:style style:name="P33" style:family="paragraph" style:parent-style-name="Standard" style:list-style-name="L7">
      <style:text-properties style:text-underline-style="none" officeooo:rsid="004f35fc" officeooo:paragraph-rsid="004f35fc"/>
    </style:style>
    <style:style style:name="P34" style:family="paragraph" style:parent-style-name="Standard" style:list-style-name="L8">
      <style:text-properties style:text-underline-style="none" officeooo:rsid="004f35fc" officeooo:paragraph-rsid="004f35fc"/>
    </style:style>
    <style:style style:name="P35" style:family="paragraph" style:parent-style-name="Standard" style:list-style-name="L9">
      <style:text-properties style:text-underline-style="none" officeooo:rsid="0051a2e5" officeooo:paragraph-rsid="0051a2e5"/>
    </style:style>
    <style:style style:name="P36" style:family="paragraph" style:parent-style-name="Standard" style:list-style-name="L10">
      <style:text-properties style:text-underline-style="none" officeooo:rsid="0052f411" officeooo:paragraph-rsid="0052f411"/>
    </style:style>
    <style:style style:name="P37" style:family="paragraph" style:parent-style-name="Standard" style:list-style-name="L11">
      <style:text-properties style:text-underline-style="none" officeooo:rsid="0052f411" officeooo:paragraph-rsid="0052f411"/>
    </style:style>
    <style:style style:name="P38" style:family="paragraph" style:parent-style-name="Standard">
      <style:paragraph-properties fo:text-align="justify" style:justify-single-word="false"/>
      <style:text-properties style:text-underline-style="none" officeooo:rsid="0057841f" officeooo:paragraph-rsid="0057841f"/>
    </style:style>
    <style:style style:name="T1" style:family="text">
      <style:text-properties officeooo:rsid="002e1338"/>
    </style:style>
    <style:style style:name="T2" style:family="text">
      <style:text-properties fo:font-weight="bold" style:font-weight-asian="bold" style:font-weight-complex="bold"/>
    </style:style>
    <style:style style:name="T3" style:family="text">
      <style:text-properties fo:font-weight="bold" officeooo:rsid="003d798c" style:font-weight-asian="bold" style:font-weight-complex="bold"/>
    </style:style>
    <style:style style:name="T4" style:family="text">
      <style:text-properties fo:font-weight="bold" officeooo:rsid="002e1338" style:font-weight-asian="bold" style:font-weight-complex="bold"/>
    </style:style>
    <style:style style:name="T5" style:family="text">
      <style:text-properties fo:font-weight="bold" officeooo:rsid="001e50b4" style:font-weight-asian="bold" style:font-weight-complex="bold"/>
    </style:style>
    <style:style style:name="T6" style:family="text">
      <style:text-properties officeooo:rsid="0032691d"/>
    </style:style>
    <style:style style:name="T7" style:family="text">
      <style:text-properties officeooo:rsid="0039b3b6"/>
    </style:style>
    <style:style style:name="T8" style:family="text">
      <style:text-properties officeooo:rsid="003d3ffd"/>
    </style:style>
    <style:style style:name="T9" style:family="text">
      <style:text-properties style:font-name="Arial" fo:font-size="12pt" fo:language="es" fo:country="ES" fo:font-weight="normal" officeooo:rsid="0032691d" style:font-size-asian="12pt" style:font-weight-asian="normal" style:font-name-complex="Arial"/>
    </style:style>
    <style:style style:name="T10" style:family="text">
      <style:text-properties style:font-name="Arial" fo:font-size="12pt" fo:font-weight="normal" officeooo:rsid="0032691d" style:font-size-asian="12pt" style:font-weight-asian="normal" style:font-name-complex="Arial"/>
    </style:style>
    <style:style style:name="T11" style:family="text">
      <style:text-properties officeooo:rsid="004024cf"/>
    </style:style>
    <style:style style:name="T12" style:family="text">
      <style:text-properties officeooo:rsid="0042da70"/>
    </style:style>
    <style:style style:name="T13" style:family="text">
      <style:text-properties officeooo:rsid="0043f060"/>
    </style:style>
    <style:style style:name="T14" style:family="text">
      <style:text-properties officeooo:rsid="0044b6d9"/>
    </style:style>
    <style:style style:name="T15" style:family="text">
      <style:text-properties officeooo:rsid="004b04cb"/>
    </style:style>
    <style:style style:name="T16" style:family="text">
      <style:text-properties officeooo:rsid="004b8435"/>
    </style:style>
    <style:style style:name="T17" style:family="text">
      <style:text-properties officeooo:rsid="004d413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ACTA DE REUNIÓN DEL EQUIPO EDUCATIVO DE</text:p>
      <text:p text:style-name="P19"><text:span text:style-name="T8">1</text:span>º CFGM <text:span text:style-name="T15">2º </text:span>EVALUACIÓN SIN NOTA 201<text:span text:style-name="T14">7</text:span>/1<text:span text:style-name="T14">8</text:span></text:p>
      <text:p text:style-name="P4"/>
      <text:p text:style-name="P8">En Haría, <text:span text:style-name="T7">siendo las 16</text:span> <text:span text:style-name="T7">horas del día 7 de febrero de 2018</text:span>, se reúne el Equipo Educativo de 1º de Ciclo <text:span text:style-name="T1">F</text:span>ormativo de Grado Medio Sistemas Microinformáticos y Redes para llevar a cabo la primera evaluación sin nota <text:span text:style-name="T8">del citado grupo</text:span>.</text:p>
      <text:p text:style-name="P4"/>
      <text:p text:style-name="P4">Asisten <text:span text:style-name="T11">a la sesión </text:span>los siguientes profesores:</text:p>
      <text:list xml:id="list428280853" text:style-name="L1">
        <text:list-header>
          <text:p text:style-name="P26"/>
        </text:list-header>
        <text:list-item>
          <text:p text:style-name="P26">Iván Chillón García: Redes Locales (RDE) <text:span text:style-name="T12">y tutor</text:span></text:p>
        </text:list-item>
        <text:list-item>
          <text:p text:style-name="P26">Etiel Dominguez Sánchez – <text:span text:style-name="T1">Montaje y Mantenimiento de Equipos (MJE) </text:span>y Sistemas O<text:span text:style-name="T1">p</text:span>erativos M<text:span text:style-name="T1">o</text:span>nopuestos <text:span text:style-name="T1">(SSV).</text:span></text:p>
        </text:list-item>
        <text:list-item>
          <text:p text:style-name="P27"><text:span text:style-name="T12">Francisco Atoche Betancort</text:span> – Aplicaciones Ofimáticas (AIF).</text:p>
        </text:list-item>
      </text:list>
      <text:p text:style-name="P5"/>
      <text:p text:style-name="P9"><text:span text:style-name="T2">O</text:span><text:span text:style-name="T3">RDEN DEL DÍA:</text:span> </text:p>
      <text:p text:style-name="P11">- Informe del alumnado.</text:p>
      <text:p text:style-name="P11">- Evaluación general del alumnado.</text:p>
      <text:p text:style-name="P11">- Toma de acuerdos.</text:p>
      <text:p text:style-name="P4"/>
      <text:p text:style-name="P2">DESARROLLO DE LA SESIÓN</text:p>
      <text:p text:style-name="P4"/>
      <text:p text:style-name="P18">1- <text:span text:style-name="T16">Características generales del grupo</text:span></text:p>
      <text:p text:style-name="P18"/>
      <text:p text:style-name="P22">Se trata de 20 alumnos, se ha producido respecto a la sesión de evaluación de la 1ª evaluación la baja de 2 alumnos: Alexi y Juan Antonio.</text:p>
      <text:p text:style-name="P18"/>
      <text:p text:style-name="P4"/>
      <text:p text:style-name="P3">2. Alumnado</text:p>
      <text:p text:style-name="P10"/>
      <text:p text:style-name="P13">Destacar que desde el departamento de orientación se está realizando seguimiento del alumno Rubén Calero Saavedra del que ha llegado su informe en el que se refleja que tiene diagnosticado TGD, TEA, Asperger y síndrome depresivo en remisión parcial. El departamento de orientación facilita copia con orientaciones metodológicas para este alumno. Se hace llegar dicha información a los miembros del equipo educativo.</text:p>
      <text:p text:style-name="P13"/>
      <text:p text:style-name="P14">Se le ha hecho llegar al alumnado las siguientes notificaciones de absentismo:</text:p>
      <text:p text:style-name="P14"/>
      <text:p text:style-name="P14">Óscar Rios Infante</text:p>
      <text:list xml:id="list605363724" text:style-name="L2">
        <text:list-item>
          <text:p text:style-name="P28">5% en todas las materias del curso</text:p>
        </text:list-item>
      </text:list>
      <text:p text:style-name="P14">Johan Sebastian Noguera López</text:p>
      <text:list xml:id="list2361850266" text:style-name="L3">
        <text:list-item>
          <text:p text:style-name="P29">5% y 10% en todas las materias del curso</text:p>
        </text:list-item>
      </text:list>
      <text:p text:style-name="P15">Adrián Hernández Chavaud</text:p>
      <text:list xml:id="list1475962905" text:style-name="L4">
        <text:list-item>
          <text:p text:style-name="P30">5% en FOL y en SRC</text:p>
        </text:list-item>
      </text:list>
      <text:p text:style-name="P15">Jonatan Hernández Martínez</text:p>
      <text:list xml:id="list2200316560" text:style-name="L5">
        <text:list-item>
          <text:p text:style-name="P31">5% en todas las materias del curso</text:p>
        </text:list-item>
      </text:list>
      <text:p text:style-name="P15">Reginaldo Nsue Ntutumu</text:p>
      <text:list xml:id="list2632955393" text:style-name="L6">
        <text:list-item>
          <text:p text:style-name="P32">5% en todas las materias del curso</text:p>
        </text:list-item>
      </text:list>
      <text:p text:style-name="P15">Alberto Luzardo Curbelo</text:p>
      <text:list xml:id="list2433512427" text:style-name="L7">
        <text:list-item>
          <text:p text:style-name="P33">5% en FOL</text:p>
        </text:list-item>
      </text:list>
      <text:p text:style-name="P15">Alain Laita Solachi</text:p>
      <text:list xml:id="list3061433575" text:style-name="L8">
        <text:list-item>
          <text:p text:style-name="P34"><text:soft-page-break/>5% y 10% en RDE</text:p>
        </text:list-item>
        <text:list-item>
          <text:p text:style-name="P34">5% en SRC</text:p>
        </text:list-item>
      </text:list>
      <text:p text:style-name="P16">Sergio Humía Velasco</text:p>
      <text:list xml:id="list600238307" text:style-name="L9">
        <text:list-item>
          <text:p text:style-name="P35">5% en SRC y MJE</text:p>
        </text:list-item>
      </text:list>
      <text:p text:style-name="P17">Ángelo Carrillo Medina</text:p>
      <text:list xml:id="list1486262614" text:style-name="L10">
        <text:list-item>
          <text:p text:style-name="P36">5% en OFI y SRC</text:p>
        </text:list-item>
      </text:list>
      <text:p text:style-name="P17">Alejandro Vera Fresco</text:p>
      <text:list xml:id="list3402193473" text:style-name="L11">
        <text:list-item>
          <text:p text:style-name="P37">5% en RDE y SRC</text:p>
        </text:list-item>
      </text:list>
      <text:p text:style-name="P17"/>
      <text:p text:style-name="P4"/>
      <text:p text:style-name="P14"><text:span text:style-name="T4">3. </text:span><text:span text:style-name="T2">Toma de decisiones consensuadas del equipo docente</text:span><text:span text:style-name="T5"> EL EQUIPO DOCENTE.</text:span></text:p>
      <text:p text:style-name="P6"/>
      <text:p text:style-name="P38">Hacer seguimiento del absentismo</text:p>
      <text:p text:style-name="P38"/>
      <text:p text:style-name="P38">Evitar uso inadecuado de los equipos y del acceso a Internet</text:p>
      <text:p text:style-name="P7"/>
      <text:p text:style-name="P4">Sin más asuntos que tratar, se da por concluida esta primera sesión de la evaluación sin nota, siendo las 17:<text:span text:style-name="T13">0</text:span>0 horas del día <text:span text:style-name="T17">7 de febrero de 2018</text:span>, de todo lo cual yo, como coordinador de esta sesión de evaluación, doy fe.</text:p>
      <text:p text:style-name="P4"/>
      <text:p text:style-name="P4"/>
      <text:p text:style-name="P4"/>
      <text:p text:style-name="P12">En Haría, a 1<text:span text:style-name="T13">8</text:span> de octubre de 201<text:span text:style-name="T13">7</text:span>.<text:span text:style-name="T9"> </text:span></text:p>
      <text:p text:style-name="P21"/>
      <text:p text:style-name="P24"><text:span text:style-name="T10"><text:tab/><text:tab/><text:tab/><text:tab/><text:tab/> <text:s text:c="6"/></text:span><text:span text:style-name="T6">El tutor del grupo</text:span></text:p>
      <text:p text:style-name="P25"/>
      <text:p text:style-name="P25"/>
      <text:p text:style-name="P23">Fdo.: <text:span text:style-name="T13">Iván Chillón García</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115%"/>
      <style:text-properties style:text-underline-style="none" fo:font-weight="bold" officeooo:rsid="00212ae4" officeooo:paragraph-rsid="001e50b4"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5T14:04:12.623924000</meta:creation-date>
    <dc:date>2018-02-27T23:39:17.772753992</dc:date>
    <meta:editing-duration>P3DT46M9S</meta:editing-duration>
    <meta:editing-cycles>34</meta:editing-cycles>
    <meta:generator>LibreOffice/5.4.4.2$Linux_X86_64 LibreOffice_project/40m0$Build-2</meta:generator>
    <meta:document-statistic meta:table-count="0" meta:image-count="0" meta:object-count="0" meta:page-count="2" meta:paragraph-count="46" meta:word-count="411" meta:character-count="2315" meta:non-whitespace-character-count="1948"/>
  </office:meta>
</office:document-meta>
</file>